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b8e6" officeooo:paragraph-rsid="0014b8e6"/>
    </style:style>
    <style:style style:name="P2" style:family="paragraph" style:parent-style-name="Standard">
      <style:text-properties fo:font-weight="bold" officeooo:rsid="0014b8e6" officeooo:paragraph-rsid="0014b8e6" style:font-weight-asian="bold" style:font-weight-complex="bold"/>
    </style:style>
    <style:style style:name="P3" style:family="paragraph" style:parent-style-name="Standard">
      <style:text-properties fo:font-weight="normal" officeooo:rsid="0014b8e6" officeooo:paragraph-rsid="0014b8e6" style:font-weight-asian="normal" style:font-weight-complex="normal"/>
    </style:style>
    <style:style style:name="P4" style:family="paragraph" style:parent-style-name="Standard">
      <style:text-properties fo:font-style="normal" fo:font-weight="normal" officeooo:rsid="0014b8e6" officeooo:paragraph-rsid="0014b8e6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Klocke</text:p>
      <text:p text:style-name="P1">Assignment #3</text:p>
      <text:p text:style-name="P1">Submitted: October 19<text:span text:style-name="T1">th</text:span>, 2018</text:p>
      <text:p text:style-name="P1"/>
      <text:p text:style-name="P1">For this assignment, my program took the following format: </text:p>
      <text:p text:style-name="P1"/>
      <text:p text:style-name="P1">-import statements</text:p>
      <text:p text:style-name="P1">-function definitions </text:p>
      <text:p text:style-name="P1">-main function</text:p>
      <text:p text:style-name="P1">-run main function</text:p>
      <text:p text:style-name="P1"/>
      <text:p text:style-name="P2">import statements</text:p>
      <text:p text:style-name="P4">-import sys (to take peptide input file as command line argument)</text:p>
      <text:p text:style-name="P4">-import log2 from math (to take log base 2 in entropy calculations)</text:p>
      <text:p text:style-name="P4">-import blosum62 substitution matrix as dictionary from BioPython</text:p>
      <text:p text:style-name="P2"/>
      <text:p text:style-name="P2">Function definitions</text:p>
      <text:p text:style-name="P2"/>
      <text:p text:style-name="P2">-entropy(seqs)</text:p>
      <text:p text:style-name="P3"/>
      <text:p text:style-name="P3"/>
      <text:p text:style-name="P3"/>
      <text:p text:style-name="P2">-sum_of_pairs(seqs)</text:p>
      <text:p text:style-name="P3"/>
      <text:p text:style-name="P2"/>
      <text:p text:style-name="P2">main function</text:p>
      <text:p text:style-name="P3">-uses with statement as context manager, reads first command line argument (which contains peptides)</text:p>
      <text:p text:style-name="P3">-iterates through lines in file, adding each line to variable as list element</text:p>
      <text:p text:style-name="P3">-runs entropy function on list of peptides</text:p>
      <text:p text:style-name="P3">-runs sum of pairs function on peptides</text:p>
      <text:p text:style-name="P2"/>
      <text:p text:style-name="P2">run main function</text:p>
      <text:p text:style-name="P3">-standard statement to run the main 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3:50:40.848523645</meta:creation-date>
    <dc:date>2018-10-19T13:57:49.340557997</dc:date>
    <meta:editing-duration>PT7M9S</meta:editing-duration>
    <meta:editing-cycles>1</meta:editing-cycles>
    <meta:document-statistic meta:table-count="0" meta:image-count="0" meta:object-count="0" meta:page-count="1" meta:paragraph-count="22" meta:word-count="116" meta:character-count="790" meta:non-whitespace-character-count="694"/>
    <meta:generator>LibreOffice/6.0.6.2$Linux_X86_64 LibreOffice_project/00m0$Build-2</meta:generator>
  </office:meta>
</office:document-meta>
</file>